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blogPost/{id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blogPostAdmin/{id}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/blogPost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/blogPost/{id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/blogPost/{id}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/blogPosts/{startIndex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blogPosts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link/{titleNumber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taggedPosts/{tag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blogPostsAdminUnpublishe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adminQuickChangeBlogPostStatus/{id}/{status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/category/{id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category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/category/{id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/category/{id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/categori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category/{postId}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h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blog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articl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tinymc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tinymce/{id}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staticPage/{id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staticPag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/staticPage/{id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/staticPage/{id}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/staticPag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pageTinyMC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pageTinyMCE/{id}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pagelink/{titleNumber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staticPage/{id}/{position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/sideBarLink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tag/{postId}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/tag/{tagName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/tag/{oldTagName}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/tag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tags/{num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/postTags/{postId}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09:14:55.644431773</meta:creation-date>
    <dc:date>2016-05-01T09:31:26.748070274</dc:date>
    <meta:editing-duration>PT1S</meta:editing-duration>
    <meta:editing-cycles>1</meta:editing-cycles>
    <meta:document-statistic meta:table-count="1" meta:cell-count="120" meta:object-count="0"/>
    <meta:generator>LibreOffice/4.2.8.2$Linux_X86_64 LibreOffice_project/420m0$Build-2</meta:generator>
  </office:meta>
</office:document-meta>
</file>